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staltgesetze:</text:p>
      <text:p text:style-name="Standard"><text:tab/>Gesetz der Nähe:</text:p>
      <text:p text:style-name="Standard"><text:tab/><text:tab/>-Sachen nah bei einander gehören zusammen</text:p>
      <text:p text:style-name="Standard"><text:tab/><text:tab/>-Sachen weiter weg sind getrennt</text:p>
      <text:p text:style-name="Standard"><text:tab/>-us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4:10:33.03</meta:creation-date>
    <dc:date>2014-05-09T14:15:31.60</dc:date>
    <meta:editing-duration>PT4M5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5" meta:word-count="16" meta:character-count="115"/>
  </office:meta>
</office:document-meta>
</file>